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style="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list-style-name="L71"/>
    <style:style style:name="P74" style:family="paragraph" style:parent-style-name="Text_20_body" style:list-style-name="L72"/>
    <style:style style:name="P75" style:family="paragraph" style:parent-style-name="Text_20_body" style:list-style-name="L73"/>
    <style:style style:name="P76" style:family="paragraph" style:parent-style-name="Text_20_body" style:list-style-name="L74"/>
    <style:style style:name="P77" style:family="paragraph" style:parent-style-name="Text_20_body" style:list-style-name="L75"/>
    <style:style style:name="P78" style:family="paragraph" style:parent-style-name="Text_20_body" style:list-style-name="L76"/>
    <style:style style:name="P79" style:family="paragraph" style:parent-style-name="Text_20_body" style:list-style-name="L77"/>
    <style:style style:name="P80" style:family="paragraph" style:parent-style-name="Text_20_body" style:list-style-name="L78"/>
    <style:style style:name="P81" style:family="paragraph" style:parent-style-name="Text_20_body" style:list-style-name="L79"/>
    <style:style style:name="P82" style:family="paragraph" style:parent-style-name="Text_20_body" style:list-style-name="L80"/>
    <style:style style:name="P83" style:family="paragraph" style:parent-style-name="Text_20_body" style:list-style-name="L81"/>
    <style:style style:name="P84" style:family="paragraph" style:parent-style-name="Text_20_body" style:list-style-name="L82"/>
    <style:style style:name="P85" style:family="paragraph" style:parent-style-name="Text_20_body" style:list-style-name="L83"/>
    <style:style style:name="P86" style:family="paragraph" style:parent-style-name="Text_20_body" style:list-style-name="L84"/>
    <style:style style:name="P87" style:family="paragraph" style:parent-style-name="Text_20_body" style:list-style-name="L85"/>
    <style:style style:name="P88" style:family="paragraph" style:parent-style-name="Text_20_body" style:list-style-name="L86"/>
    <style:style style:name="P89" style:family="paragraph" style:parent-style-name="Text_20_body" style:list-style-name="L87"/>
    <style:style style:name="P90" style:family="paragraph" style:parent-style-name="Text_20_body" style:list-style-name="L88"/>
    <style:style style:name="P91" style:family="paragraph" style:parent-style-name="Text_20_body" style:list-style-name="L89"/>
    <style:style style:name="P92" style:family="paragraph" style:parent-style-name="Text_20_body" style:list-style-name="L90"/>
    <style:style style:name="P93" style:family="paragraph" style:parent-style-name="Text_20_body" style:list-style-name="L91"/>
    <style:style style:name="P94" style:family="paragraph" style:parent-style-name="Text_20_body" style:list-style-name="L92"/>
    <style:style style:name="P95" style:family="paragraph" style:parent-style-name="Text_20_body" style:list-style-name="L93"/>
    <style:style style:name="P96" style:family="paragraph" style:parent-style-name="Text_20_body" style:list-style-name="L94"/>
    <style:style style:name="P97" style:family="paragraph" style:parent-style-name="Text_20_body" style:list-style-name="L95"/>
    <style:style style:name="P98" style:family="paragraph" style:parent-style-name="Text_20_body" style:list-style-name="L96"/>
    <style:style style:name="P99" style:family="paragraph" style:parent-style-name="Text_20_body" style:list-style-name="L97"/>
    <style:style style:name="P100" style:family="paragraph" style:parent-style-name="Text_20_body" style:list-style-name="L98"/>
    <style:style style:name="P101" style:family="paragraph" style:parent-style-name="Text_20_body" style:list-style-name="L99"/>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4"/>
    <style:style style:name="P107" style:family="paragraph" style:parent-style-name="Text_20_body" style:list-style-name="L105"/>
    <style:style style:name="P108" style:family="paragraph" style:parent-style-name="Text_20_body" style:list-style-name="L106"/>
    <style:style style:name="P109" style:family="paragraph" style:parent-style-name="Text_20_body" style:list-style-name="L107"/>
    <style:style style:name="P110" style:family="paragraph" style:parent-style-name="Text_20_body">
      <style:text-properties officeooo:rsid="0017363a" officeooo:paragraph-rsid="0017363a"/>
    </style:style>
    <style:style style:name="P111" style:family="paragraph" style:parent-style-name="Text_20_body" style:list-style-name="L109">
      <style:text-properties officeooo:rsid="0017363a" officeooo:paragraph-rsid="0017363a"/>
    </style:style>
    <style:style style:name="P112" style:family="paragraph" style:parent-style-name="Text_20_body">
      <style:text-properties style:font-name="Courier 10 Pitch" officeooo:rsid="0017363a" officeooo:paragraph-rsid="0017363a"/>
    </style:style>
    <style:style style:name="P113" style:family="paragraph" style:parent-style-name="Standard">
      <style:text-properties officeooo:paragraph-rsid="00188c59"/>
    </style:style>
    <style:style style:name="T1" style:family="text">
      <style:text-properties fo:font-style="italic"/>
    </style:style>
    <style:style style:name="T2" style:family="text">
      <style:text-properties fo:font-weight="bold"/>
    </style:style>
    <style:style style:name="T3" style:family="text">
      <style:text-properties officeooo:rsid="0017363a"/>
    </style:style>
    <style:style style:name="T4" style:family="text">
      <style:text-properties style:font-name="Courier 10 Pitch"/>
    </style:style>
    <style:style style:name="T5" style:family="text">
      <style:text-properties officeooo:rsid="0017c191"/>
    </style:style>
    <style:style style:name="T6" style:family="text">
      <style:text-properties officeooo:rsid="00188c5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lcome to Etherpad!</text:p>
      <text:section text:style-name="Sect1" text:name="magicdomid3">
        <text:p text:style-name="Standard"><text:line-break/></text:p>
      </text:section>
      <text:section text:style-name="Sect1" text:name="magicdomid4">
        <text:p text:style-name="Standard">This pad text is synchronized as you type, so that everyone viewing this page sees the same text. This allows you to collaborate seamlessly on documents!</text:p>
      </text:section>
      <text:section text:style-name="Sect1" text:name="magicdomid5">
        <text:p text:style-name="Standard"><text:line-break/></text:p>
      </text:section>
      <text:section text:style-name="Sect1" text:name="magicdomid6">
        <text:p text:style-name="Standard">Get involved with Etherpad at <text:a xlink:type="simple" xlink:href="http://etherpad.org/">http://etherpad.org</text:a></text:p>
      </text:section>
      <text:section text:style-name="Sect1" text:name="magicdomid7">
        <text:p text:style-name="Standard"><text:line-break/></text:p>
      </text:section>
      <text:section text:style-name="Sect1" text:name="magicdomid8">
        <text:p text:style-name="P1">Installing Etherpad</text:p>
      </text:section>
      <text:section text:style-name="Sect1" text:name="magicdomid9">
        <text:p text:style-name="Standard"><text:line-break/></text:p>
      </text:section>
      <text:section text:style-name="Sect1" text:name="magicdomid10">
        <text:p text:style-name="Standard">bigboss@6412:~$ sudo adduser --system --group etherpad</text:p>
      </text:section>
      <text:section text:style-name="Sect1" text:name="magicdomid11">
        <text:p text:style-name="Standard">Adding system user `etherpad' (UID 119) ...</text:p>
      </text:section>
      <text:section text:style-name="Sect1" text:name="magicdomid12">
        <text:p text:style-name="Standard">Adding new group `etherpad' (GID 128) ...</text:p>
      </text:section>
      <text:section text:style-name="Sect1" text:name="magicdomid13">
        <text:p text:style-name="Standard">Adding new user `etherpad' (UID 119) with group `etherpad' ...</text:p>
      </text:section>
      <text:section text:style-name="Sect1" text:name="magicdomid14">
        <text:p text:style-name="Standard">Creating home directory `/home/etherpad' ...</text:p>
      </text:section>
      <text:section text:style-name="Sect1" text:name="magicdomid15">
        <text:p text:style-name="Standard">bigboss@6412:~$ sudo mkdir /var/log/etherpad-lite</text:p>
      </text:section>
      <text:section text:style-name="Sect1" text:name="magicdomid16">
        <text:p text:style-name="Standard">bigboss@6412:~$ sudo chown etherpad.etherpad /var/log/etherpad-lite</text:p>
      </text:section>
      <text:section text:style-name="Sect1" text:name="magicdomid17">
        <text:p text:style-name="Standard">bigboss@6412:~$ sudo mv /home/bigboss/local/etherpad/ /opt/</text:p>
      </text:section>
      <text:section text:style-name="Sect1" text:name="magicdomid18">
        <text:p text:style-name="Standard">bigboss@6412:~$ cd /opt/</text:p>
      </text:section>
      <text:section text:style-name="Sect1" text:name="magicdomid19">
        <text:p text:style-name="Standard">bigboss@6412:/opt$ sudo mkdir /opt/etherpad/local/etherpad/etherpad-lite</text:p>
      </text:section>
      <text:section text:style-name="Sect1" text:name="magicdomid20">
        <text:p text:style-name="Standard">mkdir: cannot create directory `/opt/etherpad/local/etherpad/etherpad-lite': No such file or directory</text:p>
      </text:section>
      <text:section text:style-name="Sect1" text:name="magicdomid21">
        <text:p text:style-name="Standard">bigboss@6412:/opt$ sudo mkdir /opt/etherpad/local/etherpad/etherpad-lite -p</text:p>
      </text:section>
      <text:section text:style-name="Sect1" text:name="magicdomid22">
        <text:p text:style-name="Standard"><text:line-break/></text:p>
      </text:section>
      <text:section text:style-name="Sect1" text:name="magicdomid23">
        <text:p text:style-name="P1">Modifications to Dell test-server</text:p>
      </text:section>
      <text:section text:style-name="Sect1" text:name="magicdomid24">
        <text:p text:style-name="Standard"><text:line-break/></text:p>
      </text:section>
      <text:section text:style-name="Sect1" text:name="magicdomid25">
        <text:p text:style-name="Standard">Full list of installed packages: </text:p>
      </text:section>
      <text:section text:style-name="Sect1" text:name="magicdomid26">
        <text:p text:style-name="P113">    vim screen ssh aptitude squid mysql mysql-server libapache2-mod-php5 nmon iotop gnome-core xfce-desktop italc-client virtualbox <text:span text:style-name="T6">php5-mysql virtualbox-guest-additions-iso</text:span></text:p>
      </text:section>
      <text:section text:style-name="Sect1" text:name="magicdomid27">
        <text:p text:style-name="Standard"><text:line-break/></text:p>
      </text:section>
      <text:section text:style-name="Sect1" text:name="magicdomid28">
        <text:list xml:id="list2052931926731062778" text:style-name="L1">
          <text:list-item>
            <text:p text:style-name="P3">use a boot cdrom and </text:p>
          </text:list-item>
        </text:list>
      </text:section>
      <text:section text:style-name="Sect1" text:name="magicdomid29">
        <text:list xml:id="list7818426949356454949" text:style-name="L2">
          <text:list-item>
            <text:p text:style-name="P4">open a terminal and enter this command: "sudo swapoff -a " (without quotes). The swap partition in the Dell is used automatically; you can not resize the extended partition when it is in use. </text:p>
          </text:list-item>
        </text:list>
      </text:section>
      <text:section text:style-name="Sect1" text:name="magicdomid30">
        <text:list xml:id="list1274228816398156880" text:style-name="L3">
          <text:list-item>
            <text:p text:style-name="P5">resize the /dev/sda3 partition: -50GB - I used an Ubuntu dvd-rom and modified the partitions using Gparted</text:p>
          </text:list-item>
        </text:list>
      </text:section>
      <text:section text:style-name="Sect1" text:name="magicdomid31">
        <text:list xml:id="list5778026597618936357" text:style-name="L4">
          <text:list-item>
            <text:p text:style-name="P6">resize the extended partition to fill all space before it</text:p>
          </text:list-item>
        </text:list>
      </text:section>
      <text:section text:style-name="Sect1" text:name="magicdomid32">
        <text:list xml:id="list5163842723130779198" text:style-name="L5">
          <text:list-item>
            <text:p text:style-name="P7">create a new ext4 partition labelled "squid"</text:p>
          </text:list-item>
        </text:list>
      </text:section>
      <text:section text:style-name="Sect1" text:name="magicdomid33">
        <text:list xml:id="list8206630716936801304" text:style-name="L6">
          <text:list-item>
            <text:p text:style-name="P8">Modify /etc/apt/sources.list to use the local mirror. (the one on your laptop). </text:p>
          </text:list-item>
        </text:list>
      </text:section>
      <text:section text:style-name="Sect1" text:name="magicdomid34">
        <text:list xml:id="list4375793235697846610" text:style-name="L7">
          <text:list-item>
            <text:p text:style-name="P9"><text:soft-page-break/>sudo nano /etc/apt/sources.list</text:p>
          </text:list-item>
        </text:list>
      </text:section>
      <text:section text:style-name="Sect1" text:name="magicdomid35">
        <text:list xml:id="list8941472516315545525" text:style-name="L8">
          <text:list-item>
            <text:p text:style-name="P10">remove lines with deb-src</text:p>
          </text:list-item>
        </text:list>
      </text:section>
      <text:section text:style-name="Sect1" text:name="magicdomid36">
        <text:list xml:id="list5817148304364766918" text:style-name="L9">
          <text:list-item>
            <text:p text:style-name="P11">use global search and replace with "vi"!</text:p>
          </text:list-item>
        </text:list>
      </text:section>
      <text:section text:style-name="Sect1" text:name="magicdomid37">
        <text:list xml:id="list576170274414933112" text:style-name="L10">
          <text:list-item>
            <text:p text:style-name="P12">Use the IP of your laptop first. Later, you can copy the mirror on a fixed PC in the network, and change the ip address in sources.list in the entire file. </text:p>
          </text:list-item>
        </text:list>
      </text:section>
      <text:section text:style-name="Sect1" text:name="magicdomid38">
        <text:list xml:id="list6534837278335241409" text:style-name="L11">
          <text:list-item>
            <text:p text:style-name="P13">from now on installing packages will be a LOT faster.</text:p>
          </text:list-item>
        </text:list>
      </text:section>
      <text:section text:style-name="Sect1" text:name="magicdomid39">
        <text:list xml:id="list8943110804050283458" text:style-name="L12">
          <text:list-item>
            <text:p text:style-name="P14">It is recommended, when finishing the installation, to duplicate the lines for security updates, and modify one of them back to the official Ubuntu security updates site (security.ubuntu.com).</text:p>
          </text:list-item>
        </text:list>
      </text:section>
      <text:section text:style-name="Sect1" text:name="magicdomid40">
        <text:list xml:id="list7581418975138298050" text:style-name="L13">
          <text:list-item>
            <text:p text:style-name="P15">mount Squid drive on /var/lib/squid</text:p>
          </text:list-item>
        </text:list>
      </text:section>
      <text:section text:style-name="Sect1" text:name="magicdomid41">
        <text:list xml:id="list8697072752470688207" text:style-name="L14">
          <text:list-item>
            <text:p text:style-name="P16">entry in fstab: LABEL=squid      /var/spool/squid3      ext4      noatime      0      0</text:p>
          </text:list-item>
        </text:list>
      </text:section>
      <text:section text:style-name="Sect1" text:name="magicdomid42">
        <text:list xml:id="list5248938088708155468" text:style-name="L15">
          <text:list-item>
            <text:p text:style-name="P17">mount -av</text:p>
          </text:list-item>
        </text:list>
      </text:section>
      <text:section text:style-name="Sect1" text:name="magicdomid43">
        <text:list xml:id="list6300573899324035020" text:style-name="L16">
          <text:list-item>
            <text:p text:style-name="P18"/>
          </text:list-item>
        </text:list>
      </text:section>
      <text:section text:style-name="Sect1" text:name="magicdomid44">
        <text:p text:style-name="Standard"><text:line-break/></text:p>
      </text:section>
      <text:section text:style-name="Sect1" text:name="magicdomid45">
        <text:p text:style-name="P1">Install Squid:</text:p>
      </text:section>
      <text:section text:style-name="Sect1" text:name="magicdomid46">
        <text:p text:style-name="Standard"><text:line-break/></text:p>
      </text:section>
      <text:section text:style-name="Sect1" text:name="magicdomid47">
        <text:list xml:id="list1152612826934134685" text:style-name="L17">
          <text:list-item>
            <text:p text:style-name="P19">aptitude install squid</text:p>
          </text:list-item>
        </text:list>
      </text:section>
      <text:section text:style-name="Sect1" text:name="magicdomid48">
        <text:list xml:id="list5494839612458968568" text:style-name="L18">
          <text:list-item>
            <text:p text:style-name="P20">sudo nano /etc/squid/squid.conf</text:p>
          </text:list-item>
        </text:list>
      </text:section>
      <text:section text:style-name="Sect1" text:name="magicdomid49">
        <text:list xml:id="list6382017171691951164" text:style-name="L19">
          <text:list-item>
            <text:p text:style-name="P21">uncomment the lines (remove the "#"): </text:p>
          </text:list-item>
        </text:list>
      </text:section>
      <text:section text:style-name="Sect1" text:name="magicdomid50">
        <text:list xml:id="list5695560778342474987" text:style-name="L20">
          <text:list-item>
            <text:p text:style-name="P22">acl localnet src 192.168.0.0/16 </text:p>
          </text:list-item>
        </text:list>
      </text:section>
      <text:section text:style-name="Sect1" text:name="magicdomid51">
        <text:list xml:id="list990318605440531636" text:style-name="L21">
          <text:list-item>
            <text:p text:style-name="P23">cache_access_log=/var/log/squid3/access.log</text:p>
          </text:list-item>
        </text:list>
      </text:section>
      <text:section text:style-name="Sect1" text:name="magicdomid52">
        <text:list xml:id="list7461146138183933179" text:style-name="L22">
          <text:list-item>
            <text:p text:style-name="P24">uncomment and change this line: </text:p>
          </text:list-item>
        </text:list>
      </text:section>
      <text:section text:style-name="Sect1" text:name="magicdomid53">
        <text:list xml:id="list2442421413156141245" text:style-name="L23">
          <text:list-item>
            <text:p text:style-name="P25">#cache_dir ufs /var/spool/squid3 100 16 256</text:p>
          </text:list-item>
        </text:list>
      </text:section>
      <text:section text:style-name="Sect1" text:name="magicdomid54">
        <text:list xml:id="list6981226228179113239" text:style-name="L24">
          <text:list-item>
            <text:p text:style-name="P26">to:</text:p>
          </text:list-item>
        </text:list>
      </text:section>
      <text:section text:style-name="Sect1" text:name="magicdomid55">
        <text:list xml:id="list3969821409900764774" text:style-name="L25">
          <text:list-item>
            <text:p text:style-name="P27">cache_dir ufs /var/spool/squid3 42000 256 256</text:p>
          </text:list-item>
        </text:list>
      </text:section>
      <text:section text:style-name="Sect1" text:name="magicdomid56">
        <text:list xml:id="list3398968542975158089" text:style-name="L26">
          <text:list-item>
            <text:p text:style-name="P28">This makes Squid use 42 out of the 50 GB of available disk space.</text:p>
          </text:list-item>
        </text:list>
      </text:section>
      <text:section text:style-name="Sect1" text:name="magicdomid57">
        <text:list xml:id="list7521869509307232194" text:style-name="L27">
          <text:list-item>
            <text:p text:style-name="P29">you can modify the parameter "maximum_object_size" from 4096 KB to 65536 KB in the same way.</text:p>
          </text:list-item>
        </text:list>
      </text:section>
      <text:section text:style-name="Sect1" text:name="magicdomid58">
        <text:list xml:id="list1607780604717880976" text:style-name="L28">
          <text:list-item>
            <text:p text:style-name="P30">find the line that says: "# INSERT YOUR OWN RULE(S) HERE TO ALLOW ACCESS FROM YOUR CLIENTS". somewhere below it, add this line:</text:p>
          </text:list-item>
        </text:list>
      </text:section>
      <text:section text:style-name="Sect1" text:name="magicdomid59">
        <text:list xml:id="list3375964952379365491" text:style-name="L29">
          <text:list-item>
            <text:p text:style-name="P31"><text:soft-page-break/>http_access allow localnet</text:p>
          </text:list-item>
        </text:list>
      </text:section>
      <text:section text:style-name="Sect1" text:name="magicdomid60">
        <text:list xml:id="list1205804801206715861" text:style-name="L30">
          <text:list-item>
            <text:p text:style-name="P32">Note: the squid.conf file (modified) is in the HandNepal2014 Dropbox folder shared by Frank.</text:p>
          </text:list-item>
        </text:list>
      </text:section>
      <text:section text:style-name="Sect1" text:name="magicdomid61">
        <text:list xml:id="list6167516144420789792" text:style-name="L31">
          <text:list-item>
            <text:p text:style-name="P33">restart squid: sudo restart squid3</text:p>
          </text:list-item>
        </text:list>
      </text:section>
      <text:section text:style-name="Sect1" text:name="magicdomid62">
        <text:list xml:id="list8480806621123829006" text:style-name="L32">
          <text:list-item>
            <text:p text:style-name="P34">configure firefox to use squid:</text:p>
          </text:list-item>
        </text:list>
      </text:section>
      <text:section text:style-name="Sect1" text:name="magicdomid63">
        <text:list xml:id="list3663919253509483246" text:style-name="L33">
          <text:list-item>
            <text:p text:style-name="P35">edit -&gt; preferences -&gt; advanced -&gt; network -&gt; on the top of the page, under "connection", push the button "settings". Click "manual proxy configuration": </text:p>
          </text:list-item>
        </text:list>
      </text:section>
      <text:section text:style-name="Sect1" text:name="magicdomid64">
        <text:list xml:id="list389493489379509795" text:style-name="L34">
          <text:list-item>
            <text:p text:style-name="P36">"http proxy" = the IP of the computer you installed Squid on</text:p>
          </text:list-item>
        </text:list>
      </text:section>
      <text:section text:style-name="Sect1" text:name="magicdomid65">
        <text:list xml:id="list4705362396368377491" text:style-name="L35">
          <text:list-item>
            <text:p text:style-name="P37">"port" = 3128</text:p>
          </text:list-item>
        </text:list>
      </text:section>
      <text:section text:style-name="Sect1" text:name="magicdomid66">
        <text:list xml:id="list6404134472770664577" text:style-name="L36">
          <text:list-item>
            <text:p text:style-name="P38"><text:span text:style-name="T1">TEST </text:span>the installation of Squid: </text:p>
          </text:list-item>
        </text:list>
      </text:section>
      <text:section text:style-name="Sect1" text:name="magicdomid67">
        <text:list xml:id="list5311704357765446483" text:style-name="L37">
          <text:list-item>
            <text:p text:style-name="P39">on the server:</text:p>
          </text:list-item>
        </text:list>
      </text:section>
      <text:section text:style-name="Sect1" text:name="magicdomid68">
        <text:list xml:id="list5268811324457072154" text:style-name="L38">
          <text:list-item>
            <text:p text:style-name="P40">sudo tail -f /var/log/squid3/*.log</text:p>
          </text:list-item>
        </text:list>
      </text:section>
      <text:section text:style-name="Sect1" text:name="magicdomid69">
        <text:list xml:id="list7236969100558343016" text:style-name="L39">
          <text:list-item>
            <text:p text:style-name="P41">on a client, using firefox: request a few pages. </text:p>
          </text:list-item>
        </text:list>
      </text:section>
      <text:section text:style-name="Sect1" text:name="magicdomid70">
        <text:list xml:id="list6752212406455056362" text:style-name="L40">
          <text:list-item>
            <text:p text:style-name="P42">The messages about cache hits and misses should start scrolling across the screenon the server..</text:p>
          </text:list-item>
        </text:list>
      </text:section>
      <text:section text:style-name="Sect1" text:name="magicdomid71">
        <text:list xml:id="list1875418172693466558" text:style-name="L41">
          <text:list-item>
            <text:p text:style-name="P43">slowly, files should start appearing in /var/spool/squid3. useful commands:</text:p>
          </text:list-item>
        </text:list>
      </text:section>
      <text:section text:style-name="Sect1" text:name="magicdomid72">
        <text:list xml:id="list5310263319074137584" text:style-name="L42">
          <text:list-item>
            <text:p text:style-name="P44">find /var/spool/squid3 -iname -mtime -1 | xargs ls -ldrt </text:p>
          </text:list-item>
        </text:list>
      </text:section>
      <text:section text:style-name="Sect1" text:name="magicdomid73">
        <text:list xml:id="list4772098564401872024" text:style-name="L43">
          <text:list-item>
            <text:p text:style-name="P45">= find latest modified files</text:p>
          </text:list-item>
        </text:list>
      </text:section>
      <text:section text:style-name="Sect1" text:name="magicdomid74">
        <text:list xml:id="list1167094841281471160" text:style-name="L44">
          <text:list-item>
            <text:p text:style-name="P46">df /var/spool/sqdui3</text:p>
          </text:list-item>
        </text:list>
      </text:section>
      <text:section text:style-name="Sect1" text:name="magicdomid75">
        <text:list xml:id="list4057921495222506862" text:style-name="L45">
          <text:list-item>
            <text:p text:style-name="P47">free/occupied disk space </text:p>
          </text:list-item>
        </text:list>
      </text:section>
      <text:section text:style-name="Sect1" text:name="magicdomid76">
        <text:p text:style-name="Standard"><text:line-break/></text:p>
      </text:section>
      <text:section text:style-name="Sect1" text:name="magicdomid77">
        <text:p text:style-name="P1">Install an NFS server.</text:p>
      </text:section>
      <text:section text:style-name="Sect1" text:name="magicdomid78">
        <text:p text:style-name="Standard"><text:line-break/></text:p>
      </text:section>
      <text:section text:style-name="Sect1" text:name="magicdomid79">
        <text:p text:style-name="P2">!!!  export /home instead of separate drive? </text:p>
      </text:section>
      <text:section text:style-name="Sect1" text:name="magicdomid80">
        <text:p text:style-name="Standard"><text:line-break/></text:p>
      </text:section>
      <text:section text:style-name="Sect1" text:name="magicdomid81">
        <text:list xml:id="list5530069094058988872" text:style-name="L46">
          <text:list-item>
            <text:p text:style-name="P48">Log in to the machine you wnt to use as a file server (the same machine we used for Squid)</text:p>
          </text:list-item>
        </text:list>
      </text:section>
      <text:section text:style-name="Sect1" text:name="magicdomid82">
        <text:list xml:id="list5614088509429508435" text:style-name="L47">
          <text:list-item>
            <text:p text:style-name="P49">sudo aptitude install nfs-server</text:p>
          </text:list-item>
        </text:list>
      </text:section>
      <text:section text:style-name="Sect1" text:name="magicdomid83">
        <text:list xml:id="list7258089453425348806" text:style-name="L48">
          <text:list-item>
            <text:p text:style-name="P50">sudo mkdir /srv/shared</text:p>
          </text:list-item>
        </text:list>
      </text:section>
      <text:section text:style-name="Sect1" text:name="magicdomid84">
        <text:list xml:id="list3572249860928019457" text:style-name="L49">
          <text:list-item>
            <text:p text:style-name="P51">sudo nano /etc/exports </text:p>
          </text:list-item>
        </text:list>
      </text:section>
      <text:section text:style-name="Sect1" text:name="magicdomid85">
        <text:list xml:id="list4102498339239987392" text:style-name="L50">
          <text:list-item>
            <text:p text:style-name="P52">add a line:</text:p>
          </text:list-item>
        </text:list>
      </text:section>
      <text:section text:style-name="Sect1" text:name="magicdomid86">
        <text:list xml:id="list5752959895840009484" text:style-name="L51">
          <text:list-item>
            <text:p text:style-name="P53">/srv/nfs 192.168.0.0/16(rw,sync)</text:p>
          </text:list-item>
        </text:list>
      </text:section>
      <text:section text:style-name="Sect1" text:name="magicdomid87">
        <text:list xml:id="list195078234858487691" text:style-name="L52">
          <text:list-item>
            <text:p text:style-name="P54"><text:soft-page-break/>Find an other Linux computer</text:p>
          </text:list-item>
        </text:list>
      </text:section>
      <text:section text:style-name="Sect1" text:name="magicdomid88">
        <text:list xml:id="list7006036890449021966" text:style-name="L53">
          <text:list-item>
            <text:p text:style-name="P55">sudo apt-get install nfs-common -y</text:p>
          </text:list-item>
        </text:list>
      </text:section>
      <text:section text:style-name="Sect1" text:name="magicdomid89">
        <text:list xml:id="list4796245426226250671" text:style-name="L54">
          <text:list-item>
            <text:p text:style-name="P56"> edit /etc/fstab: </text:p>
          </text:list-item>
        </text:list>
      </text:section>
      <text:section text:style-name="Sect1" text:name="magicdomid90">
        <text:list xml:id="list3420254897896837782" text:style-name="L55">
          <text:list-item>
            <text:p text:style-name="P57">192.168.1.112:/srv/shared /srv/shared nfs defaults 0 0 </text:p>
          </text:list-item>
        </text:list>
      </text:section>
      <text:section text:style-name="Sect1" text:name="magicdomid91">
        <text:list xml:id="list5160590386623729237" text:style-name="L56">
          <text:list-item>
            <text:p text:style-name="P58">192.168.1.112 should be the IP address of your NFS SERVER. (where you installed the NFS server).</text:p>
          </text:list-item>
        </text:list>
      </text:section>
      <text:section text:style-name="Sect1" text:name="magicdomid92">
        <text:p text:style-name="Standard"><text:line-break/></text:p>
      </text:section>
      <text:section text:style-name="Sect1" text:name="magicdomid93">
        <text:p text:style-name="P1">IDEAS</text:p>
      </text:section>
      <text:section text:style-name="Sect1" text:name="magicdomid94">
        <text:p text:style-name="Standard"><text:line-break/></text:p>
      </text:section>
      <text:section text:style-name="Sect1" text:name="magicdomid95">
        <text:p text:style-name="Standard">- all users in the sme primary group</text:p>
      </text:section>
      <text:section text:style-name="Sect1" text:name="magicdomid96">
        <text:p text:style-name="Standard">- set system wide umask to 0002 </text:p>
      </text:section>
      <text:section text:style-name="Sect1" text:name="magicdomid97">
        <text:p text:style-name="Standard">-&gt; file permission peace of mind!</text:p>
      </text:section>
      <text:section text:style-name="Sect1" text:name="magicdomid98">
        <text:p text:style-name="Standard"><text:line-break/></text:p>
      </text:section>
      <text:section text:style-name="Sect1" text:name="magicdomid99">
        <text:p text:style-name="P1">Installing Rachel</text:p>
      </text:section>
      <text:section text:style-name="Sect1" text:name="magicdomid100">
        <text:p text:style-name="Standard"><text:line-break/></text:p>
      </text:section>
      <text:section text:style-name="Sect1" text:name="magicdomid101">
        <text:p text:style-name="Standard">These instructions are based on what we found on the Rachel site: <text:a xlink:type="simple" xlink:href="http://dev.worldpossible.org/wiki/index.php/Installing_RACHEL_on_Linux#Setting_Up_the_RACHEL_server_on_an_Ubuntu_Linux_system">http://dev.worldpossible.org/wiki/index.php/Installing_RACHEL_on_Linux#Setting_Up_the_RACHEL_server_on_an_Ubuntu_Linux_system</text:a>. We expect that you are using a Ubuntu/Debian system and that you are already logged in.</text:p>
      </text:section>
      <text:section text:style-name="Sect1" text:name="magicdomid102">
        <text:list xml:id="list728156489880547007" text:style-name="L57">
          <text:list-item>
            <text:p text:style-name="P59">Download the latest Rachel ZIP file from the internet, or copy it from somewhere/someone (e.g. rachel_wamp_102013.zip)</text:p>
          </text:list-item>
        </text:list>
      </text:section>
      <text:section text:style-name="Sect1" text:name="magicdomid103">
        <text:list xml:id="list311425434655217999" text:style-name="L58">
          <text:list-item>
            <text:p text:style-name="P60">If you decide to download it from the internet, then follow these instructions: <text:a xlink:type="simple" xlink:href="http://rachel.worldpossible.org/howto.html">http://rachel.worldpossible.org/howto.html</text:a></text:p>
          </text:list-item>
        </text:list>
      </text:section>
      <text:section text:style-name="Sect1" text:name="magicdomid104">
        <text:list xml:id="list2034907557500642565" text:style-name="L59">
          <text:list-item>
            <text:p text:style-name="P61">Open a terminal</text:p>
          </text:list-item>
        </text:list>
      </text:section>
      <text:section text:style-name="Sect1" text:name="magicdomid105">
        <text:list xml:id="list788276710357140366" text:style-name="L60">
          <text:list-item>
            <text:p text:style-name="P62">Install Apache with PHP5: sudo apt-get install libapache2-mod-php5 -y</text:p>
          </text:list-item>
        </text:list>
      </text:section>
      <text:section text:style-name="Sect1" text:name="magicdomid106">
        <text:list xml:id="list4692870402070818283" text:style-name="L61">
          <text:list-item>
            <text:p text:style-name="P63">Enable PHP5: sudo a2enmod php5</text:p>
          </text:list-item>
        </text:list>
      </text:section>
      <text:section text:style-name="Sect1" text:name="magicdomid107">
        <text:list xml:id="list8312562951616279175" text:style-name="L62">
          <text:list-item>
            <text:p text:style-name="P64">Restart Apache so that it picks up the configuration changes: sudo /etc/init.d/apache2 restart</text:p>
          </text:list-item>
        </text:list>
      </text:section>
      <text:section text:style-name="Sect1" text:name="magicdomid108">
        <text:list xml:id="list347597821659077184" text:style-name="L63">
          <text:list-item>
            <text:p text:style-name="P65">Go to the directory where you downloaded the ZIP file</text:p>
          </text:list-item>
        </text:list>
      </text:section>
      <text:section text:style-name="Sect1" text:name="magicdomid109">
        <text:list xml:id="list6012008085812241837" text:style-name="L64">
          <text:list-item>
            <text:p text:style-name="P66">Unzip the file from the previous step. e.g.: unzip rachel_wamp_102013.zip</text:p>
          </text:list-item>
        </text:list>
      </text:section>
      <text:section text:style-name="Sect1" text:name="magicdomid110">
        <text:list xml:id="list1436419764339686289" text:style-name="L65">
          <text:list-item>
            <text:p text:style-name="P67">Move the actual Rachel content to Apache's directory: sudo mv your-rachel-directory/bin/www/* /var/www/html (or use an Alias in Apache: create a text file:</text:p>
          </text:list-item>
        </text:list>
      </text:section>
      <text:section text:style-name="Sect1" text:name="magicdomid111">
        <text:list xml:id="list7098499466373086437" text:style-name="L66">
          <text:list-item>
            <text:p text:style-name="P68">sudo nano  /etc/apache2/conf.d/rachel.conf</text:p>
          </text:list-item>
        </text:list>
      </text:section>
      <text:section text:style-name="Sect1" text:name="magicdomid112">
        <text:list xml:id="list4419265631388074098" text:style-name="L67">
          <text:list-item>
            <text:p text:style-name="P69"><text:soft-page-break/> with this content</text:p>
          </text:list-item>
        </text:list>
      </text:section>
      <text:section text:style-name="Sect1" text:name="magicdomid113">
        <text:list xml:id="list8288721986704500161" text:style-name="L68">
          <text:list-item>
            <text:p text:style-name="P70">Alias / /var/www/rachel/</text:p>
          </text:list-item>
        </text:list>
      </text:section>
      <text:section text:style-name="Sect1" text:name="magicdomid114">
        <text:list xml:id="list8949310264374938553" text:style-name="L69">
          <text:list-item>
            <text:p text:style-name="P71">&lt;Directory  /var/www/rachel/&gt;</text:p>
          </text:list-item>
        </text:list>
      </text:section>
      <text:section text:style-name="Sect1" text:name="magicdomid115">
        <text:list xml:id="list7896305545969313692" text:style-name="L70">
          <text:list-item>
            <text:p text:style-name="P72">        Options Indexes FollowSymLinks</text:p>
          </text:list-item>
        </text:list>
      </text:section>
      <text:section text:style-name="Sect1" text:name="magicdomid116">
        <text:list xml:id="list5683171298859659638" text:style-name="L71">
          <text:list-item>
            <text:p text:style-name="P73">        AllowOverride None</text:p>
          </text:list-item>
        </text:list>
      </text:section>
      <text:section text:style-name="Sect1" text:name="magicdomid117">
        <text:list xml:id="list3526215454552684990" text:style-name="L72">
          <text:list-item>
            <text:p text:style-name="P74">        #Require all granted</text:p>
          </text:list-item>
        </text:list>
      </text:section>
      <text:section text:style-name="Sect1" text:name="magicdomid118">
        <text:list xml:id="list8130575275384554645" text:style-name="L73">
          <text:list-item>
            <text:p text:style-name="P75">&lt;/Directory&gt;</text:p>
          </text:list-item>
        </text:list>
      </text:section>
      <text:section text:style-name="Sect1" text:name="magicdomid119">
        <text:list xml:id="list5551461864969255926" text:style-name="L74">
          <text:list-item>
            <text:p text:style-name="P76"/>
          </text:list-item>
        </text:list>
      </text:section>
      <text:section text:style-name="Sect1" text:name="magicdomid120">
        <text:list xml:id="list4893687236200905258" text:style-name="L75">
          <text:list-item>
            <text:p text:style-name="P77">This should be enough to make Rachel's static webpages work. Try it out by going to <text:a xlink:type="simple" xlink:href="http://localhost/">http://localhost/</text:a>. This should also make it accessible on your network. Test that by replacing "localhost" by the server's IP address or its hostname (if any). If that does not work then you will need to check the firewall or network settings.</text:p>
          </text:list-item>
        </text:list>
      </text:section>
      <text:section text:style-name="Sect1" text:name="magicdomid121">
        <text:list xml:id="list6139973725036419574" text:style-name="L76">
          <text:list-item>
            <text:p text:style-name="P78">Next, we will need to make the search function work. This is the part that requires PHP5 and MySQL.</text:p>
          </text:list-item>
        </text:list>
      </text:section>
      <text:section text:style-name="Sect1" text:name="magicdomid122">
        <text:p text:style-name="Standard"><text:line-break/></text:p>
      </text:section>
      <text:section text:style-name="Sect1" text:name="magicdomid123">
        <text:p text:style-name="Standard"><text:span text:style-name="T2">TODO</text:span>: setup MySQL (ask Frank)</text:p>
      </text:section>
      <text:section text:style-name="Sect1" text:name="magicdomid124">
        <text:p text:style-name="Standard"><text:line-break/></text:p>
      </text:section>
      <text:section text:style-name="Sect1" text:name="magicdomid125">
        <text:p text:style-name="P1">MYSQL</text:p>
      </text:section>
      <text:section text:style-name="Sect1" text:name="magicdomid126">
        <text:p text:style-name="Standard"><text:line-break/></text:p>
      </text:section>
      <text:section text:style-name="Sect1" text:name="magicdomid127">
        <text:p text:style-name="Standard">In the setup, we will install the mysql server and set a root password, create a database "sphider" and give the user "sphider" access to it, and load the data into the database.</text:p>
      </text:section>
      <text:section text:style-name="Sect1" text:name="magicdomid128">
        <text:p text:style-name="Standard"><text:line-break/></text:p>
      </text:section>
      <text:section text:style-name="Sect1" text:name="magicdomid129">
        <text:list xml:id="list1356208159114447919" text:style-name="L77">
          <text:list-item>
            <text:p text:style-name="P79">Installation of the MySQL database</text:p>
          </text:list-item>
        </text:list>
      </text:section>
      <text:section text:style-name="Sect1" text:name="magicdomid130">
        <text:list xml:id="list8028449707608574979" text:style-name="L78">
          <text:list-item>
            <text:p text:style-name="P80">use this command: sudo aptitude install mysql mysql-server-core </text:p>
          </text:list-item>
        </text:list>
      </text:section>
      <text:section text:style-name="Sect1" text:name="magicdomid131">
        <text:list xml:id="list5502279194073704817" text:style-name="L79">
          <text:list-item>
            <text:p text:style-name="P81">When asked, enter a root database password. save it, remember it.</text:p>
          </text:list-item>
        </text:list>
      </text:section>
      <text:section text:style-name="Sect1" text:name="magicdomid132">
        <text:list xml:id="list5545966486227460798" text:style-name="L80">
          <text:list-item>
            <text:p text:style-name="P82">Creating a database and a database user</text:p>
          </text:list-item>
        </text:list>
      </text:section>
      <text:section text:style-name="Sect1" text:name="magicdomid133">
        <text:list xml:id="list7318395338651240071" text:style-name="L81">
          <text:list-item>
            <text:p text:style-name="P83">then enter this command: mysql -u root -p </text:p>
          </text:list-item>
        </text:list>
      </text:section>
      <text:section text:style-name="Sect1" text:name="magicdomid134">
        <text:list xml:id="list8553000859697934203" text:style-name="L82">
          <text:list-item>
            <text:p text:style-name="P84">you will be asked for a password. Enter the MySQL root password. </text:p>
          </text:list-item>
        </text:list>
      </text:section>
      <text:section text:style-name="Sect1" text:name="magicdomid135">
        <text:list xml:id="list3547255280455511347" text:style-name="L83">
          <text:list-item>
            <text:p text:style-name="P85">if all goes well (correct password etc.), you will now get a prompt that says "mysql&gt;"</text:p>
          </text:list-item>
        </text:list>
      </text:section>
      <text:section text:style-name="Sect1" text:name="magicdomid136">
        <text:list xml:id="list3313977253786107613" text:style-name="L84">
          <text:list-item>
            <text:p text:style-name="P86">at this prompt, enter the following commands: (note: the ";" at the end IS important!)</text:p>
          </text:list-item>
        </text:list>
      </text:section>
      <text:section text:style-name="Sect1" text:name="magicdomid137">
        <text:list xml:id="list6440829318216397228" text:style-name="L85">
          <text:list-item>
            <text:p text:style-name="P87"><text:soft-page-break/>create database sphider;</text:p>
          </text:list-item>
        </text:list>
      </text:section>
      <text:section text:style-name="Sect1" text:name="magicdomid138">
        <text:list xml:id="list8571738294412486139" text:style-name="L86">
          <text:list-item>
            <text:p text:style-name="P88">grant all on sphider.* to sphider@'%' identified by 'PASSWORD';</text:p>
          </text:list-item>
        </text:list>
      </text:section>
      <text:section text:style-name="Sect1" text:name="magicdomid139">
        <text:list xml:id="list2351022054283857926" text:style-name="L87">
          <text:list-item>
            <text:p text:style-name="P89">"PASSWORD" should be password you choose, different from the root password. This command gives a new user "sphider" access to the database "sphider".</text:p>
          </text:list-item>
        </text:list>
      </text:section>
      <text:section text:style-name="Sect1" text:name="magicdomid140">
        <text:list xml:id="list498069267209057935" text:style-name="L88">
          <text:list-item>
            <text:p text:style-name="P90">flush privileges;</text:p>
          </text:list-item>
        </text:list>
      </text:section>
      <text:section text:style-name="Sect1" text:name="magicdomid141">
        <text:list xml:id="list4009169745384132261" text:style-name="L89">
          <text:list-item>
            <text:p text:style-name="P91">then, press ctrl-d to exit. You will get the normal Linux command line again. </text:p>
          </text:list-item>
        </text:list>
      </text:section>
      <text:section text:style-name="Sect1" text:name="magicdomid142">
        <text:list xml:id="list7767412816148493634" text:style-name="L90">
          <text:list-item>
            <text:p text:style-name="P92">loading the data into the database. </text:p>
          </text:list-item>
        </text:list>
      </text:section>
      <text:section text:style-name="Sect1" text:name="magicdomid143">
        <text:list xml:id="list6718369835125470196" text:style-name="L91">
          <text:list-item>
            <text:p text:style-name="P93">Use this command: zcat sphider.gz | mysql -u sphider -p sphider </text:p>
          </text:list-item>
        </text:list>
      </text:section>
      <text:section text:style-name="Sect1" text:name="magicdomid144">
        <text:list xml:id="list8990973568465287306" text:style-name="L92">
          <text:list-item>
            <text:p text:style-name="P94">enter the password you just set for the user "sphider". </text:p>
          </text:list-item>
        </text:list>
      </text:section>
      <text:section text:style-name="Sect1" text:name="magicdomid145">
        <text:list xml:id="list7654093652841030243" text:style-name="L93">
          <text:list-item>
            <text:p text:style-name="P95">the command will run for a while, and should stop with no errors or output. </text:p>
          </text:list-item>
        </text:list>
      </text:section>
      <text:section text:style-name="Sect1" text:name="magicdomid146">
        <text:list xml:id="list5463330861980741399" text:style-name="L94">
          <text:list-item>
            <text:p text:style-name="P96">Test the database: run this command: mysql -u sphider -p</text:p>
          </text:list-item>
        </text:list>
      </text:section>
      <text:section text:style-name="Sect1" text:name="magicdomid147">
        <text:list xml:id="list7016256337765381169" text:style-name="L95">
          <text:list-item>
            <text:p text:style-name="P97">enter the password for "sphider" </text:p>
          </text:list-item>
        </text:list>
      </text:section>
      <text:section text:style-name="Sect1" text:name="magicdomid148">
        <text:list xml:id="list6469429641373595565" text:style-name="L96">
          <text:list-item>
            <text:p text:style-name="P98">at the "mysql&gt;" prompt, enter: </text:p>
          </text:list-item>
        </text:list>
      </text:section>
      <text:section text:style-name="Sect1" text:name="magicdomid149">
        <text:list xml:id="list7438407582884140505" text:style-name="L97">
          <text:list-item>
            <text:p text:style-name="P99">use sphider;</text:p>
          </text:list-item>
        </text:list>
      </text:section>
      <text:section text:style-name="Sect1" text:name="magicdomid150">
        <text:list xml:id="list2229262981012966766" text:style-name="L98">
          <text:list-item>
            <text:p text:style-name="P100">show tables;</text:p>
          </text:list-item>
        </text:list>
      </text:section>
      <text:section text:style-name="Sect1" text:name="magicdomid151">
        <text:list xml:id="list4509389137763425959" text:style-name="L99">
          <text:list-item>
            <text:p text:style-name="P101">You should see the names of 25 tables now. Exit with ctrl-d.</text:p>
          </text:list-item>
        </text:list>
        <text:list xml:id="list6509643536384575666" text:style-name="L109">
          <text:list-item>
            <text:p text:style-name="P111">Edit the file sphider/settings/database.php </text:p>
          </text:list-item>
        </text:list>
        <text:p text:style-name="P110"><text:s text:c="6"/><text:span text:style-name="T4"><text:s/>$database="sphider";</text:span></text:p>
        <text:p text:style-name="P112"><text:s text:c="4"/>$mysql_user = "sphider";</text:p>
        <text:p text:style-name="P112"><text:s text:c="4"/>$mysql_password = "<text:span text:style-name="T5">RIGHTPASSWORDHERE</text:span>";</text:p>
        <text:p text:style-name="P112"><text:s text:c="4"/>$mysql_host = "127.0.0.1;</text:p>
        <text:list xml:id="list183304858096737" text:continue-numbering="true" text:style-name="L109">
          <text:list-item>
            <text:p text:style-name="P111"/>
          </text:list-item>
        </text:list>
      </text:section>
      <text:section text:style-name="Sect1" text:name="magicdomid152">
        <text:p text:style-name="Standard"><text:line-break/></text:p>
      </text:section>
      <text:section text:style-name="Sect1" text:name="magicdomid153">
        <text:p text:style-name="P1">MS Office on Wine</text:p>
      </text:section>
      <text:section text:style-name="Sect1" text:name="magicdomid154">
        <text:p text:style-name="Standard"><text:line-break/></text:p>
      </text:section>
      <text:section text:style-name="Sect1" text:name="magicdomid155">
        <text:p text:style-name="Standard">This section explains how Microsoft Office can be installed on Ubuntu through the use of Wine. First we will install Wine, then we install Office.</text:p>
      </text:section>
      <text:section text:style-name="Sect1" text:name="magicdomid156">
        <text:p text:style-name="Standard"><text:line-break/></text:p>
      </text:section>
      <text:section text:style-name="Sect1" text:name="magicdomid157">
        <text:p text:style-name="Standard">Installing Wine:</text:p>
      </text:section>
      <text:section text:style-name="Sect1" text:name="magicdomid158">
        <text:p text:style-name="Standard"><text:soft-page-break/>    Wine's installation process requires that a few Microsoft fonts are installed. The ttf-mscorefonts-installer package will normally download these fonts from the internet.</text:p>
      </text:section>
      <text:section text:style-name="Sect1" text:name="magicdomid159">
        <text:p text:style-name="Standard"><text:span text:style-name="T2">TODO</text:span>: Make this work, or just ignore it alltogether.</text:p>
      </text:section>
      <text:section text:style-name="Sect1" text:name="magicdomid160">
        <text:p text:style-name="Standard">     But since downloading can be tricky, we are going to make sure that we already have the fonts locally and that ttf-mscorefonts-installer can find then there.</text:p>
      </text:section>
      <text:section text:style-name="Sect1" text:name="magicdomid161">
        <text:p text:style-name="Standard"><text:line-break/></text:p>
      </text:section>
      <text:section text:style-name="Sect1" text:name="magicdomid162">
        <text:p text:style-name="Standard">In this case we created a directory ~/fonts which contains all the files.</text:p>
      </text:section>
      <text:section text:style-name="Sect1" text:name="magicdomid163">
        <text:p text:style-name="Standard"><text:span text:style-name="T2">TODO</text:span>: make sure we have this data! Also take into account that user name might have changed!</text:p>
      </text:section>
      <text:section text:style-name="Sect1" text:name="magicdomid164">
        <text:p text:style-name="Standard">sudo /bin/sh -c 'echo ttf-mscorefonts-installer msttcorefonts/dldir select /home/teacher/fonts | debconf-set-selections'</text:p>
      </text:section>
      <text:section text:style-name="Sect1" text:name="magicdomid165">
        <text:p text:style-name="Standard"><text:line-break/></text:p>
      </text:section>
      <text:section text:style-name="Sect1" text:name="magicdomid166">
        <text:p text:style-name="Standard">And just to speed up the installation process, let the package accept the EULA automatically:</text:p>
      </text:section>
      <text:section text:style-name="Sect1" text:name="magicdomid167">
        <text:p text:style-name="Standard">sudo /bin/sh -c 'echo ttf-mscorefonts-installer msttcorefonts/accepted-mscorefonts-eula select true | debconf-set-selections'</text:p>
      </text:section>
      <text:section text:style-name="Sect1" text:name="magicdomid168">
        <text:p text:style-name="Standard"><text:line-break/></text:p>
      </text:section>
      <text:section text:style-name="Sect1" text:name="magicdomid169">
        <text:p text:style-name="Standard">Now we are ready the install Wine and its dependencies.</text:p>
      </text:section>
      <text:section text:style-name="Sect1" text:name="magicdomid170">
        <text:list xml:id="list405075845976953368" text:style-name="L100">
          <text:list-item>
            <text:p text:style-name="P102">sudo apt-add-repository ppa:ubuntu-wine/ppa</text:p>
          </text:list-item>
        </text:list>
      </text:section>
      <text:section text:style-name="Sect1" text:name="magicdomid171">
        <text:list xml:id="list3180623230918734243" text:style-name="L101">
          <text:list-item>
            <text:p text:style-name="P103">sudo apt-get install wine -y</text:p>
          </text:list-item>
        </text:list>
      </text:section>
      <text:section text:style-name="Sect1" text:name="magicdomid172">
        <text:p text:style-name="Standard"><text:line-break/></text:p>
      </text:section>
      <text:section text:style-name="Sect1" text:name="magicdomid173">
        <text:p text:style-name="Standard"><text:line-break/></text:p>
      </text:section>
      <text:section text:style-name="Sect1" text:name="magicdomid174">
        <text:p text:style-name="Standard"><text:line-break/></text:p>
      </text:section>
      <text:section text:style-name="Sect1" text:name="magicdomid175">
        <text:p text:style-name="P1">Desktop setup</text:p>
      </text:section>
      <text:section text:style-name="Sect1" text:name="magicdomid176">
        <text:p text:style-name="Standard">Disable Firefox' smooth scrolling. This can cause blue flashes when it is redrawing content while scrolling.</text:p>
      </text:section>
      <text:section text:style-name="Sect1" text:name="magicdomid177">
        <text:list xml:id="list7891631689735896209" text:style-name="L102">
          <text:list-item>
            <text:p text:style-name="P104">Open Firefox</text:p>
          </text:list-item>
        </text:list>
      </text:section>
      <text:section text:style-name="Sect1" text:name="magicdomid178">
        <text:list xml:id="list4512958173584385348" text:style-name="L103">
          <text:list-item>
            <text:p text:style-name="P105">Type in the location bar: about:config</text:p>
          </text:list-item>
        </text:list>
      </text:section>
      <text:section text:style-name="Sect1" text:name="magicdomid179">
        <text:list xml:id="list6918132437738215387" text:style-name="L104">
          <text:list-item>
            <text:p text:style-name="P106">Confirm that you know what you are doing.</text:p>
          </text:list-item>
        </text:list>
      </text:section>
      <text:section text:style-name="Sect1" text:name="magicdomid180">
        <text:list xml:id="list5232273632640722193" text:style-name="L105">
          <text:list-item>
            <text:p text:style-name="P107">Search for general.smoothScroll</text:p>
          </text:list-item>
        </text:list>
      </text:section>
      <text:section text:style-name="Sect1" text:name="magicdomid181">
        <text:list xml:id="list3977754813917697363" text:style-name="L106">
          <text:list-item>
            <text:p text:style-name="P108">Doubleclick on that line to change its value to "false"</text:p>
          </text:list-item>
        </text:list>
      </text:section>
      <text:section text:style-name="Sect1" text:name="magicdomid182">
        <text:list xml:id="list4153912983629338433" text:style-name="L107">
          <text:list-item>
            <text:p text:style-name="P109">Restart Firefox</text:p>
          </text:list-item>
        </text:list>
      </text:section>
      <text:section text:style-name="Sect1" text:name="magicdomid183">
        <text:p text:style-name="Standard"><text:line-break/></text:p>
      </text:section>
      <text:section text:style-name="Sect1" text:name="magicdomid184">
        <text:p text:style-name="Standard">Or even better, do this system wide. Look at /etc/firefox</text:p>
      </text:section>
      <text:section text:style-name="Sect1" text:name="magicdomid185">
        <text:p text:style-name="Standard">Add this line to /etc/firefox/syspref.js:</text:p>
      </text:section>
      <text:section text:style-name="Sect1" text:name="magicdomid186">
        <text:p text:style-name="Standard">pref("general.smoothScroll", false);</text:p>
      </text:section>
      <text:section text:style-name="Sect1" text:name="magicdomid187">
        <text:p text:style-name="Standard"><text:line-break/><text:soft-page-break/></text:p>
      </text:section>
      <text:section text:style-name="Sect1" text:name="magicdomid188">
        <text:p text:style-name="Standard">Disable the screensaver. There are a bunch of screensavers available that actually do more harm than good. (e.g. power consuming, slows down the PC for others, ...) It is advised to just blank the screen instead.</text:p>
      </text:section>
      <text:section text:style-name="Sect1" text:name="magicdomid189">
        <text:p text:style-name="Standard"><text:line-break/></text:p>
      </text:section>
      <text:section text:style-name="Sect1" text:name="magicdomid190">
        <text:p text:style-name="Standard"><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7:48:08.647990880</meta:creation-date>
    <dc:date>2014-11-11T18:33:02.563046257</dc:date>
    <meta:editing-duration>PT2M24S</meta:editing-duration>
    <meta:editing-cycles>4</meta:editing-cycles>
    <meta:generator>LibreOffice/4.2.7.2$Linux_X86_64 LibreOffice_project/420m0$Build-2</meta:generator>
    <meta:document-statistic meta:table-count="0" meta:image-count="0" meta:object-count="0" meta:page-count="8" meta:paragraph-count="195" meta:word-count="1516" meta:character-count="9684" meta:non-whitespace-character-count="8286"/>
  </office:meta>
</office:document-meta>
</file>